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Arial, Helvetica, sans-serif"/>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a1" style:family="table">
      <style:table-properties style:width="15.863cm" fo:margin-left="0.065cm" table:align="left"/>
    </style:style>
    <style:style style:name="Tabela1.A" style:family="table-column">
      <style:table-column-properties style:column-width="2.487cm"/>
    </style:style>
    <style:style style:name="Tabela1.B" style:family="table-column">
      <style:table-column-properties style:column-width="2.17cm"/>
    </style:style>
    <style:style style:name="Tabela1.C" style:family="table-column">
      <style:table-column-properties style:column-width="8.255cm"/>
    </style:style>
    <style:style style:name="Tabela1.D" style:family="table-column">
      <style:table-column-properties style:column-width="2.951cm"/>
    </style:style>
    <style:style style:name="Tabela1.A1" style:family="table-cell">
      <style:table-cell-properties style:vertical-align="middle" fo:background-color="#cccccc" fo:padding="0cm" fo:border-left="0.018cm solid #808080" fo:border-right="none" fo:border-top="0.018cm solid #808080" fo:border-bottom="0.018cm solid #808080">
        <style:background-image/>
      </style:table-cell-properties>
    </style:style>
    <style:style style:name="Tabela1.D1" style:family="table-cell">
      <style:table-cell-properties style:vertical-align="middle" fo:background-color="#cccccc" fo:padding="0cm" fo:border="0.018cm solid #808080">
        <style:background-image/>
      </style:table-cell-properties>
    </style:style>
    <style:style style:name="Tabela1.A2" style:family="table-cell" style:data-style-name="N37">
      <style:table-cell-properties style:vertical-align="middle" fo:background-color="#f3f3f3" fo:padding="0cm" fo:border-left="0.018cm solid #808080" fo:border-right="none" fo:border-top="none" fo:border-bottom="0.018cm solid #808080">
        <style:background-image/>
      </style:table-cell-properties>
    </style:style>
    <style:style style:name="Tabela1.B2" style:family="table-cell">
      <style:table-cell-properties style:vertical-align="middle" fo:background-color="#f3f3f3" fo:padding="0cm" fo:border-left="0.018cm solid #808080" fo:border-right="none" fo:border-top="none" fo:border-bottom="0.018cm solid #808080">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background-image/>
      </style:table-cell-properties>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Standard">
      <style:paragraph-properties fo:margin-left="0.635cm" fo:margin-right="0cm" fo:margin-top="0.041cm" fo:margin-bottom="0.041cm" fo:text-align="end" style:justify-single-word="false" fo:text-indent="0cm" style:auto-text-indent="false">
        <style:tab-stops/>
      </style:paragraph-properties>
      <style:text-properties style:font-name="Tahoma" fo:font-size="14pt" fo:font-weight="bold" style:font-size-asian="14pt" style:font-weight-asian="bold" style:font-name-complex="Arial" style:font-size-complex="14pt" style:font-weight-complex="bold"/>
    </style:style>
    <style:style style:name="P3" style:family="paragraph" style:parent-style-name="Standard">
      <style:paragraph-properties fo:margin-top="0.041cm" fo:margin-bottom="0.041cm" fo:text-align="end" style:justify-single-word="false"/>
      <style:text-properties style:font-name="Tahoma" fo:font-size="14pt" fo:font-weight="bold" style:font-size-asian="14pt" style:font-weight-asian="bold" style:font-size-complex="14pt" style:font-weight-complex="bold"/>
    </style:style>
    <style:style style:name="P4" style:family="paragraph" style:parent-style-name="Standard">
      <style:paragraph-properties fo:margin-top="0.041cm" fo:margin-bottom="0.041cm" fo:text-align="justify" style:justify-single-word="false"/>
      <style:text-properties style:font-name="Tahoma" fo:font-size="10pt" style:font-size-asian="10pt" style:font-name-complex="Arial" style:font-size-complex="10pt"/>
    </style:style>
    <style:style style:name="P5" style:family="paragraph" style:parent-style-name="Standard">
      <style:paragraph-properties fo:margin-top="0.041cm" fo:margin-bottom="0.041cm" fo:text-align="justify" style:justify-single-word="false" fo:orphans="0" fo:widows="0" style:snap-to-layout-grid="false"/>
      <style:text-properties style:font-name="Tahoma" fo:font-size="10pt" style:font-size-asian="10pt" style:font-name-complex="Arial" style:font-size-complex="10pt"/>
    </style:style>
    <style:style style:name="P6" style:family="paragraph" style:parent-style-name="Standard">
      <style:paragraph-properties fo:margin-top="0.041cm" fo:margin-bottom="0.041cm" fo:text-align="center" style:justify-single-word="false" fo:orphans="0" fo:widows="0" style:snap-to-layout-grid="false"/>
      <style:text-properties style:font-name="Tahoma" fo:font-size="10pt" style:font-size-asian="10pt" style:font-name-complex="Arial" style:font-size-complex="10pt"/>
    </style:style>
    <style:style style:name="P7" style:family="paragraph" style:parent-style-name="Standard">
      <style:paragraph-properties fo:margin-top="0.041cm" fo:margin-bottom="0.041cm" fo:text-align="justify" style:justify-single-word="false"/>
      <style:text-properties style:font-name="Tahoma" fo:font-size="10pt" fo:font-weight="bold" style:font-size-asian="10pt" style:font-weight-asian="bold" style:font-name-complex="Arial" style:font-size-complex="10pt" style:font-weight-complex="bold"/>
    </style:style>
    <style:style style:name="P8" style:family="paragraph" style:parent-style-name="Standard">
      <style:paragraph-properties fo:margin-top="0.041cm" fo:margin-bottom="0.041cm" fo:text-align="center" style:justify-single-word="false" fo:orphans="0" fo:widows="0" style:snap-to-layout-grid="false"/>
      <style:text-properties style:font-name="Tahoma" fo:font-size="10pt" fo:font-weight="bold" style:font-size-asian="10pt" style:font-weight-asian="bold" style:font-name-complex="Arial" style:font-size-complex="10pt" style:font-weight-complex="bold"/>
    </style:style>
    <style:style style:name="P9" style:family="paragraph" style:parent-style-name="Standard">
      <style:paragraph-properties fo:margin-top="0.041cm" fo:margin-bottom="0.041cm" fo:text-align="justify" style:justify-single-word="false"/>
      <style:text-properties style:font-name="Tahoma" style:font-name-complex="Arial"/>
    </style:style>
    <style:style style:name="P10" style:family="paragraph" style:parent-style-name="Text_20_body">
      <style:paragraph-properties fo:margin-top="0.041cm" fo:margin-bottom="0.041cm"/>
    </style:style>
    <style:style style:name="P11" style:family="paragraph" style:parent-style-name="Text_20_body">
      <style:paragraph-properties fo:margin-top="0.041cm" fo:margin-bottom="0.041cm" fo:text-align="justify" style:justify-single-word="false"/>
    </style:style>
    <style:style style:name="P12" style:family="paragraph" style:parent-style-name="Standard" style:master-page-name="MP0">
      <style:paragraph-properties fo:margin-top="0.041cm" fo:margin-bottom="0.041cm" fo:text-align="end" style:justify-single-word="false" style:page-number="auto" fo:break-before="page"/>
      <style:text-properties style:font-name="Tahoma" fo:font-size="14pt" fo:font-weight="bold" style:font-size-asian="14pt" style:font-weight-asian="bold" style:font-size-complex="14pt" style:font-weight-complex="bold"/>
    </style:style>
    <style:style style:name="P13" style:family="paragraph" style:parent-style-name="Standard">
      <style:paragraph-properties fo:margin-top="0.041cm" fo:margin-bottom="0.041cm"/>
      <style:text-properties style:font-name="Tahoma" fo:font-size="10pt" fo:language="pt" fo:country="BR" style:font-size-asian="10pt" style:font-size-complex="10pt"/>
    </style:style>
    <style:style style:name="P14" style:family="paragraph" style:parent-style-name="Standard">
      <style:paragraph-properties fo:margin-top="0.041cm" fo:margin-bottom="0.041cm"/>
      <style:text-properties fo:language="pt" fo:country="BR"/>
    </style:style>
    <style:style style:name="P15"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16"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17" style:family="paragraph" style:parent-style-name="Text_20_body">
      <style:paragraph-properties fo:margin-top="0.041cm" fo:margin-bottom="0.041cm" fo:text-align="justify" style:justify-single-word="false"/>
      <style:text-properties fo:language="pt" fo:country="BR"/>
    </style:style>
    <style:style style:name="P18" style:family="paragraph" style:parent-style-name="Text_20_body">
      <style:paragraph-properties fo:margin-top="0.041cm" fo:margin-bottom="0.041cm" fo:text-align="justify" style:justify-single-word="false"/>
      <style:text-properties fo:language="pt" fo:country="BR" fo:font-weight="bold" style:font-weight-asian="bold" style:font-weight-complex="bold"/>
    </style:style>
    <style:style style:name="P19"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20" style:family="paragraph" style:parent-style-name="Text_20_body">
      <style:paragraph-properties fo:margin-top="0.041cm" fo:margin-bottom="0.041cm" fo:text-align="justify" style:justify-single-word="false">
        <style:tab-stops>
          <style:tab-stop style:position="1.931cm"/>
        </style:tab-stops>
      </style:paragraph-properties>
      <style:text-properties fo:language="pt" fo:country="BR" fo:font-weight="normal" style:font-weight-asian="normal" style:font-weight-complex="normal"/>
    </style:style>
    <style:style style:name="P21" style:family="paragraph" style:parent-style-name="Text_20_body">
      <style:paragraph-properties fo:margin-top="0.041cm" fo:margin-bottom="0.041cm" fo:text-align="justify" style:justify-single-word="false"/>
    </style:style>
    <style:style style:name="P22" style:family="paragraph" style:parent-style-name="Text_20_body">
      <style:paragraph-properties fo:margin-top="0.041cm" fo:margin-bottom="0.041cm" fo:text-align="justify" style:justify-single-word="false"/>
      <style:text-properties style:font-name="Tahoma" fo:font-size="10pt" fo:language="pt" fo:country="BR" style:font-size-asian="10pt" style:font-size-complex="10pt"/>
    </style:style>
    <style:style style:name="P23" style:family="paragraph" style:parent-style-name="Text_20_body">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24" style:family="paragraph" style:parent-style-name="Text_20_body">
      <style:paragraph-properties fo:text-align="justify" style:justify-single-word="false"/>
      <style:text-properties style:font-name="Verdana" fo:font-size="10pt" style:font-size-asian="10pt" style:font-name-complex="Arial" style:font-size-complex="10pt" text:display="none"/>
    </style:style>
    <style:style style:name="P25" style:family="paragraph" style:parent-style-name="Text_20_body">
      <style:paragraph-properties fo:margin-left="1.217cm" fo:margin-right="0cm" fo:margin-top="0.041cm" fo:margin-bottom="0.041cm" fo:text-align="justify" style:justify-single-word="false" fo:text-indent="0cm" style:auto-text-indent="false"/>
      <style:text-properties style:font-name="Tahoma" fo:font-size="10pt" fo:language="pt" fo:country="BR" fo:font-weight="normal" style:font-size-asian="10pt" style:font-weight-asian="normal" style:font-size-complex="10pt" style:font-weight-complex="normal"/>
    </style:style>
    <style:style style:name="P26" style:family="paragraph" style:parent-style-name="Heading_20_1">
      <style:paragraph-properties fo:margin-top="0.041cm" fo:margin-bottom="0.041cm"/>
      <style:text-properties fo:language="pt" fo:country="BR"/>
    </style:style>
    <style:style style:name="P27" style:family="paragraph" style:parent-style-name="Table_20_Contents">
      <style:paragraph-properties fo:margin-top="0.041cm" fo:margin-bottom="0.041cm" fo:text-align="justify" style:justify-single-word="false"/>
      <style:text-properties style:font-name="Tahoma" fo:font-size="10pt" fo:language="pt" fo:country="BR" style:font-size-asian="10pt" style:font-size-complex="10pt"/>
    </style:style>
    <style:style style:name="P28" style:family="paragraph" style:parent-style-name="Table_20_Contents">
      <style:paragraph-properties fo:margin-left="1.217cm" fo:margin-right="0cm" fo:margin-top="0.041cm" fo:margin-bottom="0.041cm" fo:text-indent="0cm" style:auto-text-indent="false"/>
      <style:text-properties fo:color="#000000" style:font-name="Tahoma" fo:font-size="10pt" fo:language="pt" fo:country="BR" fo:font-weight="normal" style:font-size-asian="10pt" style:font-weight-asian="normal" style:font-size-complex="10pt" style:font-weight-complex="normal"/>
    </style:style>
    <style:style style:name="T1" style:family="text">
      <style:text-properties style:font-name="Arial" fo:font-size="10pt" style:font-size-asian="10pt"/>
    </style:style>
    <style:style style:name="T2" style:family="text">
      <style:text-properties fo:font-size="10pt" style:font-size-asian="10pt"/>
    </style:style>
    <style:style style:name="T3" style:family="text">
      <style:text-properties fo:language="pt" fo:country="BR"/>
    </style:style>
    <style:style style:name="T4" style:family="text">
      <style:text-properties fo:language="pt" fo:country="BR" fo:font-weight="normal" style:font-weight-asian="normal" style:font-weight-complex="normal"/>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text:span text:style-name="T5">Food</text:span> <text:span text:style-name="T5">Delivery</text:span> Web</text:p>
      <text:p text:style-name="P2">Justificativa dos artefatos gerados</text:p>
      <text:p text:style-name="P4"/>
      <text:p text:style-name="P9">Histórico de Revisões</text:p>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D1" office:value-type="string">
            <text:p text:style-name="P8">Autor</text:p>
          </table:table-cell>
        </table:table-row>
        <table:table-row>
          <table:table-cell table:style-name="Tabela1.A2" office:value-type="date" office:date-value="2009-10-27">
            <text:p text:style-name="P6">27/10/09</text:p>
          </table:table-cell>
          <table:table-cell table:style-name="Tabela1.B2" office:value-type="string">
            <text:p text:style-name="P6">1</text:p>
          </table:table-cell>
          <table:table-cell table:style-name="Tabela1.B2" office:value-type="string">
            <text:p text:style-name="P5">Criação do documento</text:p>
          </table:table-cell>
          <table:table-cell table:style-name="Tabela1.D2" office:value-type="string">
            <text:p text:style-name="P6">Pedro</text:p>
          </table:table-cell>
        </table:table-row>
        <table:table-row>
          <table:table-cell table:style-name="Tabela1.B2" office:value-type="string">
            <text:p text:style-name="P6"/>
          </table:table-cell>
          <table:table-cell table:style-name="Tabela1.B2" office:value-type="string">
            <text:p text:style-name="P6"/>
          </table:table-cell>
          <table:table-cell table:style-name="Tabela1.B2" office:value-type="string">
            <text:p text:style-name="P5"/>
          </table:table-cell>
          <table:table-cell table:style-name="Tabela1.D2" office:value-type="string">
            <text:p text:style-name="P6"/>
          </table:table-cell>
        </table:table-row>
      </table:table>
      <text:p text:style-name="P10"/>
      <text:h text:style-name="P26" text:outline-level="1">Objetivo</text:h>
      <text:p text:style-name="P11">O objetivo deste documento é descrever e justificar a geração ou não de determinados artefatos.</text:p>
      <text:p text:style-name="P11">Para elicitação dos requisitos, analise e projeto do sistema, foi utilizado um modelo adaptado do RUP (RUP, 2009), e os artefatos seguem <text:span text:style-name="T5">templates</text:span> proposto por ele.</text:p>
      <text:p text:style-name="P11"/>
      <text:h text:style-name="P26" text:outline-level="1">Artefatos Gerados</text:h>
      <text:p text:style-name="P13"/>
      <text:p text:style-name="P15">Cronograma</text:p>
      <text:p text:style-name="P16">Artefato responsável por definir prazos e organizar a equipe quanto ao desenvolvimento dos artefatos.</text:p>
      <text:p text:style-name="P16"/>
      <text:p text:style-name="P15">Documento de Visão</text:p>
      <text:p text:style-name="P25">Contextualiza e descreve o problema, informa como o mesmo está sendo abordado atualmente e propõe uma solução, define o escopo e identifica as restrições que a limitam.</text:p>
      <text:p text:style-name="P25"/>
      <text:p text:style-name="P15">Atributo dos requisitos de negócio</text:p>
      <text:p text:style-name="P16">Lista os requisitos de negócio descritos no documento de visão e seus atributos.</text:p>
      <text:p text:style-name="P16"/>
      <text:p text:style-name="P15">Especificações dos Casos de Uso</text:p>
      <text:p text:style-name="P16">Especifica detalhadamente cada caso de uso.</text:p>
      <text:p text:style-name="P16"/>
      <text:p text:style-name="P15">Atributos dos Casos de Uso</text:p>
      <text:p text:style-name="P16">Lista os casos de uso e seus atributos.</text:p>
      <text:p text:style-name="P16"/>
      <text:p text:style-name="P15">Especificação Suplementar</text:p>
      <text:p text:style-name="P16">É a especificação do sistema que não foi capturada pelos casos de uso.<text:tab/></text:p>
      <text:p text:style-name="P15"/>
      <text:p text:style-name="P15">Atributos da Especificação Suplementar</text:p>
      <text:p text:style-name="P16">Lista as especificações suplementares e seus atributos.</text:p>
      <text:p text:style-name="P15"/>
      <text:p text:style-name="P15">Glossário</text:p>
      <text:p text:style-name="P16">Contem os termos importantes utilizados no projeto.</text:p>
      <text:p text:style-name="P16"/>
      <text:p text:style-name="P15">Atributos do Glossário</text:p>
      <text:p text:style-name="P16">Lista os termos do glossário e sua fonte.</text:p>
      <text:p text:style-name="P16"/>
      <text:p text:style-name="P15">Matrizes de Rastreabilidade (Regra de Negócio X Casos de Uso)</text:p>
      <text:p text:style-name="P28"><text:soft-page-break/>Indica, para cada regra de negócio, em quais casos de uso ela deve ser seguida.</text:p>
      <text:p text:style-name="P28"/>
      <text:p text:style-name="P15">Matrizes de Rastreabilidade (Requisitos de Negócio x Casos de Uso)</text:p>
      <text:p text:style-name="P28">Indica, para cada caso de uso, de qual requisito de negócio ele foi originado.</text:p>
      <text:p text:style-name="P28"/>
      <text:p text:style-name="P15">Matrizes de Rastreabilidade (Requisitos de Negocio x Especificação suplementar)</text:p>
      <text:p text:style-name="P28">Indica, para cada requisito do tipo especificação suplementar, de qual requisito de negócio ele foi originado.</text:p>
      <text:p text:style-name="P28"/>
      <text:p text:style-name="P15">Plano de Gerenciamento de requisitos</text:p>
      <text:p text:style-name="P16">Apresenta os documentos e tipos de requisitos definidos no projeto de requisitos.</text:p>
      <text:p text:style-name="P16"/>
      <text:p text:style-name="P15">Regras de Negócios</text:p>
      <text:p text:style-name="P16">Apresenta as regras de negócio que devem ser seguidas na execução das atividades automatizadas pelo sistema.</text:p>
      <text:p text:style-name="P16"/>
      <text:p text:style-name="P15">Atributos das Regras de negócios</text:p>
      <text:p text:style-name="P16">Lista as regras de negócios e seus atributos.</text:p>
      <text:p text:style-name="P16"/>
      <text:p text:style-name="P15">Documento de Arquitetura do sistema</text:p>
      <text:p text:style-name="P16">Fornece uma visão da arquitetura do sistema.</text:p>
      <text:p text:style-name="P15"/>
      <text:p text:style-name="P15">Diagramas de Casos de Uso</text:p>
      <text:p text:style-name="P16">Representa graficamente as especificações dos casos de uso.</text:p>
      <text:p text:style-name="P16"/>
      <text:p text:style-name="P15">Diagrama de Classes</text:p>
      <text:p text:style-name="P16"/>
      <text:p text:style-name="P15">Diagramas de Atividades</text:p>
      <text:p text:style-name="P16"/>
      <text:p text:style-name="P15">Diagramas de Seqüência</text:p>
      <text:p text:style-name="P16"/>
      <text:p text:style-name="P14"/>
      <text:h text:style-name="P26" text:outline-level="1">Artefatos não Gerados</text:h>
      <text:p text:style-name="P17"/>
      <text:p text:style-name="P18">Contratos</text:p>
      <text:p text:style-name="P20">Casos de uso ou características do sistema são a principal maneira do processo unificado para descrever o comportamento do sistema, e geralmente são suficientes. (LARMAN 2007). Assim os contratos de operação devem ser utilizados quando se necessita de uma descrição mais detalhada ou precisa do sistema.</text:p>
      <text:p text:style-name="P19"><text:tab/>Tendo em vista o tempo disponível e a necessidade da elaboração dos outros artefatos, os contratos de operação não foram elaborados neste momento, ficando assim as especificações dos casos de uso como a maneira de descrever o comportamento do sistema.</text:p>
      <text:p text:style-name="P19"/>
      <text:p text:style-name="P18">Diagramas de Colaboração</text:p>
      <text:p text:style-name="P18"><text:span text:style-name="T6">Os diagramas de colaboração, mostram a interação entre objetos sem muita preocupação com a seqüência das ações, eles são indicados para mostrar um fluxo de um programa (YONEZAWA, 2009). Esses diagramas não foram elaborados pois acreditamos que os diagramas de seqüência são suficientes para esclarecer os papéis dos objetos que executam determinado fluxo de eventos de um caso de uso.</text:span></text:p>
      <text:p text:style-name="P18"><text:span text:style-name="T6"/></text:p>
      <text:p text:style-name="P18"><text:soft-page-break/>Diagramas de Estados</text:p>
      <text:p text:style-name="P11"><text:span text:style-name="T4">Diagramas de estados mostram os possíveis estados de um objeto e as transações responsáveis pelas suas mudanças de estado. (SAUVÉ, 2009).</text:span></text:p>
      <text:p text:style-name="P11"><text:span text:style-name="T4">Esses diagramas não foram elaborados pois todos estados e transições responsáveis pelas mudanças são mostradas nos diagramas de casos e de sequencia.</text:span></text:p>
      <text:p text:style-name="P18"><text:span text:style-name="T6"/></text:p>
      <text:p text:style-name="P18">Diagramas de Pacotes</text:p>
      <text:p text:style-name="P18"><text:span text:style-name="T6">Um diagrama de pacotes é mostrado junto com os diagramas de classe, agrupando as classes em camadas de apresentação, negócios e persistência, não achamos necessário fazer um diagrama só com os pacotes.</text:span></text:p>
      <text:p text:style-name="P18"><text:span text:style-name="T6"/></text:p>
      <text:p text:style-name="P18">Diagramas de Instalação</text:p>
      <text:p text:style-name="P19">Representa a configuração e a arquitetura de um sistema em que estarão ligados seus respectivos componentes, sendo representado pela arquitetura física de hardware, processadores, etc.(WIKIPEDIA, 2009).</text:p>
      <text:p text:style-name="P19">Não foi elaborado pois por adotarmos uma arquitetura flexível, não se define fortemente os requisitos para instalação do sistema.</text:p>
      <text:p text:style-name="P23"/>
      <text:p text:style-name="P22"><text:span text:style-name="T7">Diagramas de Componentes</text:span></text:p>
      <text:p text:style-name="P27"><text:span text:style-name="T7"><text:tab/></text:span><text:span text:style-name="T6">Um diagrama de componentes mostra um conjunto de elementos do modelo declarativos (estáticos), como componentes, subsistemas de implementação e seus relacionamentos. (RUP, 2009)</text:span></text:p>
      <text:p text:style-name="P27"><text:span text:style-name="T6"><text:tab/>Esse diagrama não foi elaborado pois não temos componentes ou subsistemas.</text:span></text:p>
      <text:p text:style-name="P27"><text:span text:style-name="T6"/></text:p>
      <text:h text:style-name="P26" text:outline-level="1">Referências</text:h>
      <text:p text:style-name="P17"/>
      <text:p text:style-name="P17">LARMAN, CRAIG; Utilizando UML e Padrões, p. 203. Editora Bookman, 2008.</text:p>
      <text:p text:style-name="P11"><text:span text:style-name="T3">RUP – Rational Unified Process. Disponível em: </text:span><text:a xlink:type="simple" xlink:href="http://www.wthreex.com/rup/portugues/"><text:span text:style-name="T3">http://www.wthreex.com/rup/portugues/</text:span></text:a><text:span text:style-name="T3">. Acesso em: 27 de Outubro de 2009.</text:span></text:p>
      <text:p text:style-name="P11"><text:span text:style-name="T3">SAMPAIO, MARCUS C. - UML. Disponível em : </text:span><text:a xlink:type="simple" xlink:href="http://www.dsc.ufcg.edu.br/~jacques/cursos/map/html/uml/diagramas/estado/diag_estados.htm"><text:span text:style-name="T3">http://www.dsc.ufcg.edu.br/~jacques/cursos/map/html/uml/diagramas/estado/diag_estados.htm</text:span></text:a><text:span text:style-name="T3">. Acesso em: 28 de Outubro de 2009.</text:span></text:p>
      <text:p text:style-name="P11"><text:span text:style-name="T3">WIKIPEDIA, 2009 – Diagrama de instalação. Disponível em:</text:span><text:a xlink:type="simple" xlink:href="http://pt.wikipedia.org/wiki/Diagrama_de_instalação"><text:span text:style-name="T3">http://pt.wikipedia.org/wiki/Diagrama_de_instalação</text:span></text:a><text:span text:style-name="T3">. Acesso em 28 de Outubro de 2009.</text:span></text:p>
      <text:p text:style-name="P11"><text:span text:style-name="T3">YONEZAWA, WILSON M. - UML Diagramas, p. 21. Disponível em : </text:span><text:a xlink:type="simple" xlink:href="http://www.unesp.br/gs/treinamento/graduacao/CursoUML-Diagramas.pdf"><text:span text:style-name="T3">http://www.unesp.br/gs/treinamento/graduacao/CursoUML-Diagramas.pdf</text:span></text:a><text:span text:style-name="T3">. Acesso em 28 de Outubro de 2009.</text:span></text:p>
      <text:p text:style-name="P11"><text:span text:style-name="T3"/></text:p>
      <text:p text:style-name="P24">Relaciona ainda os envolvidos e usuários, assim como descreve os requisitos de negócio que devem ser atendidos. Dessa forma, este documento fornece insumos para o acordo com o cliente, a estimativa de esforço e o desenvolvimento da sol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Arial, Helvetica, sans-serif"/>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fo:hyphenate="false" fo:hyphenation-remain-char-count="0" fo:hyphenation-push-char-count="0"/>
    </style:style>
    <style:style style:name="Header"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499cm" fo:margin-bottom="0.499cm" fo:hyphenation-ladder-count="no-limit" fo:text-indent="1.199cm" style:auto-text-indent="false"/>
      <style:text-properties style:font-name="Tahoma" fo:font-size="10pt" style:font-size-asian="10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hyphenation-ladder-count="no-limit" fo:text-indent="0.499cm" style:auto-text-indent="false" fo:keep-with-next="always"/>
      <style:text-properties style:font-name="Verdana" fo:font-size="15pt" fo:language="en" fo:country="US" fo:font-weight="bold" style:font-size-asian="15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hyphenation-ladder-count="no-limit" fo:text-indent="0.499cm" style:auto-text-indent="false" fo:keep-with-next="always"/>
      <style:text-properties style:font-name="Arial" fo:font-size="14pt" fo:font-weight="bold" style:font-size-asian="14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ing_20_3" style:display-name="Heading 3" style:family="paragraph" style:parent-style-name="Standard" style:next-style-name="Standard" style:class="text">
      <style:paragraph-properties fo:margin-top="0.494cm" fo:margin-bottom="0.494cm" fo:hyphenation-ladder-count="no-limit"/>
      <style:text-properties style:font-name="Verdana" fo:language="en" fo:country="US" fo:font-weight="bold" style:font-weight-asian="bold" style:font-size-complex="13.5pt" style:font-weight-complex="bold" fo:hyphenate="false" fo:hyphenation-remain-char-count="0" fo:hyphenation-push-char-count="0"/>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style:font-size-asian="18pt" style:font-name-complex="Tahoma" fo:hyphenate="false" fo:hyphenation-remain-char-count="0" fo:hyphenation-push-char-count="0"/>
    </style:style>
    <style:style style:name="Heading_20_5" style:display-name="Heading 5"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fo:font-weight="bold" style:font-size-asian="18pt" style:font-weight-asian="bold" style:font-name-complex="Tahoma" style:font-weight-complex="bold" fo:hyphenate="false" fo:hyphenation-remain-char-count="0" fo:hyphenation-push-char-count="0"/>
    </style:style>
    <style:style style:name="Heading_20_6" style:display-name="Heading 6" style:family="paragraph" style:parent-style-name="Standard" style:next-style-name="Standard" style:class="text">
      <style:paragraph-properties fo:margin-left="2.032cm" fo:margin-right="0cm" fo:text-align="center" style:justify-single-word="false" fo:hyphenation-ladder-count="no-limit"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fo:hyphenate="false" fo:hyphenation-remain-char-count="0" fo:hyphenation-push-char-count="0"/>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2.286cm"/>
        </style:tab-stops>
      </style:paragraph-properties>
      <style:text-properties fo:language="en" fo:country="US" fo:hyphenate="false" fo:hyphenation-remain-char-count="0" fo:hyphenation-push-char-count="0"/>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2.54cm"/>
        </style:tab-stops>
      </style:paragraph-properties>
      <style:text-properties fo:language="en" fo:country="U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style:font-name="Verdana" fo:font-size="11pt" style:font-size-asian="11pt" style:font-size-complex="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style:font-name="Verdana" fo:font-size="11pt" style:font-size-asian="11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_20_BLOCK_20_PARA" style:display-name="A BLOCK PARA" style:family="paragraph" style:parent-style-name="Standard">
      <style:paragraph-properties fo:hyphenation-ladder-count="no-limit"/>
      <style:text-properties style:font-name="Book Antiqua" fo:font-size="11pt" style:font-size-asian="11pt"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infoblue" style:family="paragraph" style:parent-style-name="Standard" style:next-style-name="Standard">
      <style:paragraph-properties fo:hyphenation-ladder-count="no-limit"/>
      <style:text-properties fo:color="#0000ff" style:font-name="Verdana" fo:font-size="11pt" fo:font-style="italic" style:font-size-asian="11pt" style:font-style-asian="italic" fo:hyphenate="false" fo:hyphenation-remain-char-count="0" fo:hyphenation-push-char-count="0"/>
    </style:style>
    <style:style style:name="Blockquote" style:family="paragraph" style:parent-style-name="Standard">
      <style:paragraph-properties fo:margin-left="0.635cm" fo:margin-right="0.635cm" fo:margin-top="0.176cm" fo:margin-bottom="0.176cm" fo:orphans="0" fo:widows="0" fo:hyphenation-ladder-count="no-limit" fo:text-indent="0cm" style:auto-text-indent="false">
        <style:tab-stops/>
      </style:paragraph-properties>
      <style:text-properties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762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2" style:display-name="Recuo de corpo de texto 2" style:family="paragraph" style:parent-style-name="Standard">
      <style:paragraph-properties fo:margin-left="0.762cm" fo:margin-right="0cm"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3" style:display-name="Recuo de corpo de texto 3" style:family="paragraph" style:parent-style-name="Standard">
      <style:paragraph-properties fo:margin-left="1.016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em_20_bloco" style:display-name="Texto em bloco" style:family="paragraph" style:parent-style-name="Standard">
      <style:paragraph-properties fo:margin-left="1.27cm" fo:margin-right="0.125cm" fo:margin-top="0.494cm" fo:margin-bottom="0.494cm" fo:hyphenation-ladder-count="no-limit" fo:text-indent="0cm" style:auto-text-indent="false">
        <style:tab-stops/>
      </style:paragraph-properties>
      <style:text-properties fo:color="#000000" style:font-name="Verdana" fo:font-size="10pt" style:font-size-asian="10pt"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language="en" fo:country="U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6LVL2" style:display-name="WW_CharLFO6LVL2" style:family="text">
      <style:text-properties style:font-name="Symbol"/>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Courier New"/>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6LVL1" style:display-name="WW_CharLFO16LVL1" style:family="text">
      <style:text-properties style:font-name="Times New Roman" style:font-name-complex="Times New Roman"/>
    </style:style>
    <style:style style:name="WW_5f_CharLFO17LVL1" style:display-name="WW_CharLFO17LVL1" style:family="text">
      <style:text-properties fo:color="#000000"/>
    </style:style>
    <style:style style:name="WW_5f_CharLFO18LVL1" style:display-name="WW_CharLFO18LVL1" style:family="text">
      <style:text-properties style:font-name="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Times New Roman" style:font-name-asian="Times New Roman" style:font-name-complex="Times New Roman"/>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2" style:display-name="WW_CharLFO25LVL2" style:family="text">
      <style:text-properties style:font-name="Symbol"/>
    </style:style>
    <style:style style:name="WW_5f_CharLFO28LVL1" style:display-name="WW_CharLFO28LVL1" style:family="text">
      <style:text-properties style:font-name="Wingdings" fo:font-size="8pt" style:font-size-asian="8pt"/>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bullet text:level="2" text:style-name="WW_5f_CharLFO6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style:text-properties style:font-name="Times New Roman"/>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o">
        <style:list-level-properties/>
        <style:text-properties style:font-name="Courier New"/>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o">
        <style:list-level-properties/>
        <style:text-properties style:font-name="Courier New"/>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o">
        <style:list-level-properties/>
        <style:text-properties style:font-name="Courier New"/>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text:bullet-char="-">
        <style:list-level-properties/>
        <style:text-properties style:font-name="Times New Roman"/>
      </text:list-level-style-bullet>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7LV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style:text-properties style:font-name="Times New Roman"/>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9LVL1" text:bullet-char="-">
        <style:list-level-properties/>
        <style:text-properties style:font-name="Times New Roman"/>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bullet text:level="2" text:style-name="WW_5f_CharLFO2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text:bullet-char="">
        <style:list-level-properties/>
        <style:text-properties style:font-name="Wingdings"/>
      </text:list-level-style-bullet>
      <text:list-level-style-bullet text:level="2" text:style-name="WW_5f_CharLFO28LVL2" text:bullet-char="o">
        <style:list-level-properties/>
        <style:text-properties style:font-name="Courier New"/>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text:bullet-char="-">
        <style:list-level-properties/>
        <style:text-properties style:font-name="Times New Roman"/>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Wingdings"/>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18cm solid #000000" fo:border-bottom="none" style:shadow="none"/>
    </style:style>
    <style:style style:name="MT1" style:family="text">
      <style:text-properties style:font-name="Arial" fo:font-size="10pt" style:font-size-asian="10pt"/>
    </style:style>
    <style:style style:name="MT2" style:family="text">
      <style:text-properties fo:font-size="10pt" style:font-size-asian="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text:file-name text:display="name">Justificativa dos artefatos gerados</text:file-name></text:span></text:span><text:span text:style-name="Page_20_Number"><text:span text:style-name="MT2"><text:tab/><text:tab/></text:span></text:span><text:span text:style-name="Page_20_Number"><text:span text:style-name="MT1">Pag. </text:span></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Documento de Visão</dc:title>
    <meta:initial-creator>Administrador</meta:initial-creator>
    <meta:creation-date>2008-10-18T13:40:00Z</meta:creation-date>
    <dc:date>2009-10-28T18:31:07.76</dc:date>
    <meta:editing-cycles>78</meta:editing-cycles>
    <meta:editing-duration>PT07H03M00S</meta:editing-duration>
    <dc:creator>Pedro </dc:creator>
    <meta:document-statistic meta:table-count="1" meta:image-count="0" meta:object-count="0" meta:page-count="3" meta:paragraph-count="76" meta:word-count="759" meta:character-count="5170"/>
    <meta:user-defined meta:name="ReqProMenus" meta:value-type="boolean">false</meta:user-defined>
    <meta:template xlink:type="simple" xlink:actuate="onRequest" xlink:title="" xlink:href="Normal.dotm"/>
  </office:meta>
</office:document-meta>
</file>